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10bd" officeooo:paragraph-rsid="000b10bd"/>
    </style:style>
    <style:style style:name="P2" style:family="paragraph" style:parent-style-name="Standard">
      <style:text-properties officeooo:rsid="000d065d" officeooo:paragraph-rsid="000d06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 de Git y Github</text:p>
      <text:p text:style-name="P1"/>
      <text:p text:style-name="P1">git init = da inicio a un repositorio en memoria ram.</text:p>
      <text:p text:style-name="P1">git add (nombre del archivo con extension).</text:p>
      <text:p text:style-name="P1"/>
      <text:p text:style-name="P1">Al hacer un commit nuevo </text:p>
      <text:p text:style-name="P1"/>
      <text:p text:style-name="P1"><text:s/>git add .</text:p>
      <text:p text:style-name="P1"><text:s text:c="3"/>git commit -m “el mensaje que le quiera poner”</text:p>
      <text:p text:style-name="P1"/>
      <text:p text:style-name="P1">Comandos para ver mis commit </text:p>
      <text:p text:style-name="P1"/>
      <text:p text:style-name="P1"><text:s/>git log (nombre del archivo) = me muestra los commit hechos en el proyecto</text:p>
      <text:p text:style-name="P1"><text:s/>git show = comando para ver los commit y los demas cambios hechos al archivo original</text:p>
      <text:p text:style-name="P1"/>
      <text:p text:style-name="P2">git diff = puedo ver los cambios precisos que h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18:44:58.327027801</meta:creation-date>
    <dc:date>2020-05-11T22:02:58.756819750</dc:date>
    <meta:editing-duration>PT3H18M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85" meta:character-count="441" meta:non-whitespace-character-count="358"/>
  </office:meta>
</office:document-meta>
</file>